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11113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1688in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6e7392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style:font-name="Palatino Linotype" fo:font-size="10pt" officeooo:paragraph-rsid="014a8339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9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3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6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28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3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80e8f7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officeooo:rsid="01667a61"/>
    </style:style>
    <style:style style:name="T29" style:family="text">
      <style:text-properties officeooo:rsid="001f533b"/>
    </style:style>
    <style:style style:name="T30" style:family="text">
      <style:text-properties officeooo:rsid="0026f121"/>
    </style:style>
    <style:style style:name="T31" style:family="text">
      <style:text-properties officeooo:rsid="002922b2"/>
    </style:style>
    <style:style style:name="T32" style:family="text">
      <style:text-properties officeooo:rsid="002b529c"/>
    </style:style>
    <style:style style:name="T33" style:family="text">
      <style:text-properties officeooo:rsid="002d44a7"/>
    </style:style>
    <style:style style:name="T34" style:family="text">
      <style:text-properties officeooo:rsid="00310b77"/>
    </style:style>
    <style:style style:name="T35" style:family="text">
      <style:text-properties officeooo:rsid="00354f96"/>
    </style:style>
    <style:style style:name="T36" style:family="text">
      <style:text-properties officeooo:rsid="0045b6a4"/>
    </style:style>
    <style:style style:name="T37" style:family="text">
      <style:text-properties officeooo:rsid="004bc635"/>
    </style:style>
    <style:style style:name="T38" style:family="text">
      <style:text-properties officeooo:rsid="00583f4a"/>
    </style:style>
    <style:style style:name="T39" style:family="text">
      <style:text-properties officeooo:rsid="005da7c2"/>
    </style:style>
    <style:style style:name="T40" style:family="text">
      <style:text-properties officeooo:rsid="00607930"/>
    </style:style>
    <style:style style:name="T41" style:family="text">
      <style:text-properties officeooo:rsid="0062f05c"/>
    </style:style>
    <style:style style:name="T42" style:family="text">
      <style:text-properties officeooo:rsid="006967fa"/>
    </style:style>
    <style:style style:name="T43" style:family="text">
      <style:text-properties officeooo:rsid="0074ed6a"/>
    </style:style>
    <style:style style:name="T44" style:family="text">
      <style:text-properties officeooo:rsid="00867cbb"/>
    </style:style>
    <style:style style:name="T45" style:family="text">
      <style:text-properties officeooo:rsid="0087c0e9"/>
    </style:style>
    <style:style style:name="T46" style:family="text">
      <style:text-properties officeooo:rsid="0088d114"/>
    </style:style>
    <style:style style:name="T47" style:family="text">
      <style:text-properties officeooo:rsid="008bcb31"/>
    </style:style>
    <style:style style:name="T48" style:family="text">
      <style:text-properties officeooo:rsid="008f96fd"/>
    </style:style>
    <style:style style:name="T49" style:family="text">
      <style:text-properties officeooo:rsid="00944f62"/>
    </style:style>
    <style:style style:name="T50" style:family="text">
      <style:text-properties officeooo:rsid="00c1f480"/>
    </style:style>
    <style:style style:name="T51" style:family="text">
      <style:text-properties officeooo:rsid="00c38da0"/>
    </style:style>
    <style:style style:name="T52" style:family="text">
      <style:text-properties fo:font-style="normal" officeooo:rsid="00c69759" style:font-style-asian="normal" style:font-style-complex="normal"/>
    </style:style>
    <style:style style:name="T53" style:family="text">
      <style:text-properties fo:font-style="normal" officeooo:rsid="00c8cfcb" style:font-style-asian="normal" style:font-style-complex="normal"/>
    </style:style>
    <style:style style:name="T54" style:family="text">
      <style:text-properties officeooo:rsid="00c44415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2979bd"/>
    </style:style>
    <style:style style:name="T57" style:family="text">
      <style:text-properties style:text-underline-style="solid" style:text-underline-width="auto" style:text-underline-color="font-color" officeooo:rsid="00c1f480"/>
    </style:style>
    <style:style style:name="T58" style:family="text">
      <style:text-properties style:text-underline-style="solid" style:text-underline-width="auto" style:text-underline-color="font-color" officeooo:rsid="01096a7a"/>
    </style:style>
    <style:style style:name="T59" style:family="text">
      <style:text-properties style:text-underline-style="solid" style:text-underline-width="auto" style:text-underline-color="font-color" officeooo:rsid="013dee83"/>
    </style:style>
    <style:style style:name="T60" style:family="text">
      <style:text-properties style:text-underline-style="solid" style:text-underline-width="auto" style:text-underline-color="font-color" officeooo:rsid="016137c7"/>
    </style:style>
    <style:style style:name="T61" style:family="text">
      <style:text-properties officeooo:rsid="00ec0be4"/>
    </style:style>
    <style:style style:name="T62" style:family="text">
      <style:text-properties officeooo:rsid="00ffecf3"/>
    </style:style>
    <style:style style:name="T63" style:family="text">
      <style:text-properties officeooo:rsid="0101cbb6"/>
    </style:style>
    <style:style style:name="T64" style:family="text">
      <style:text-properties officeooo:rsid="010620d6"/>
    </style:style>
    <style:style style:name="T65" style:family="text">
      <style:text-properties officeooo:rsid="0108c802"/>
    </style:style>
    <style:style style:name="T66" style:family="text">
      <style:text-properties officeooo:rsid="01096a7a"/>
    </style:style>
    <style:style style:name="T67" style:family="text">
      <style:text-properties officeooo:rsid="011e084e"/>
    </style:style>
    <style:style style:name="T68" style:family="text">
      <style:text-properties officeooo:rsid="012078fb"/>
    </style:style>
    <style:style style:name="T69" style:family="text">
      <style:text-properties officeooo:rsid="01235414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1235414" fo:background-color="transparent" loext:char-shading-value="0"/>
    </style:style>
    <style:style style:name="T72" style:family="text">
      <style:text-properties officeooo:rsid="01283034" fo:background-color="transparent" loext:char-shading-value="0"/>
    </style:style>
    <style:style style:name="T73" style:family="text">
      <style:text-properties officeooo:rsid="013f9640" fo:background-color="transparent" loext:char-shading-value="0"/>
    </style:style>
    <style:style style:name="T74" style:family="text">
      <style:text-properties officeooo:rsid="0168eb7c" fo:background-color="transparent" loext:char-shading-value="0"/>
    </style:style>
    <style:style style:name="T75" style:family="text">
      <style:text-properties officeooo:rsid="01294f5b"/>
    </style:style>
    <style:style style:name="T76" style:family="text">
      <style:text-properties officeooo:rsid="01344cbe"/>
    </style:style>
    <style:style style:name="T77" style:family="text">
      <style:text-properties officeooo:rsid="0134befc"/>
    </style:style>
    <style:style style:name="T78" style:family="text">
      <style:text-properties officeooo:rsid="0136ba4e"/>
    </style:style>
    <style:style style:name="T79" style:family="text">
      <style:text-properties officeooo:rsid="013f9640"/>
    </style:style>
    <style:style style:name="T80" style:family="text">
      <style:text-properties fo:font-variant="normal" fo:text-transform="none" fo:color="#000000" fo:letter-spacing="normal"/>
    </style:style>
    <style:style style:name="T81" style:family="text">
      <style:text-properties officeooo:rsid="01415871"/>
    </style:style>
    <style:style style:name="T82" style:family="text">
      <style:text-properties officeooo:rsid="0143c357"/>
    </style:style>
    <style:style style:name="T83" style:family="text">
      <style:text-properties officeooo:rsid="0146d67b"/>
    </style:style>
    <style:style style:name="T84" style:family="text">
      <style:text-properties officeooo:rsid="014fcb86"/>
    </style:style>
    <style:style style:name="T85" style:family="text">
      <style:text-properties officeooo:rsid="0152f2ad"/>
    </style:style>
    <style:style style:name="T86" style:family="text">
      <style:text-properties officeooo:rsid="015e1941"/>
    </style:style>
    <style:style style:name="T87" style:family="text">
      <style:text-properties officeooo:rsid="0167ecc5"/>
    </style:style>
    <style:style style:name="T88" style:family="text">
      <style:text-properties officeooo:rsid="016e7392"/>
    </style:style>
    <style:style style:name="T89" style:family="text">
      <style:text-properties officeooo:rsid="016ef03c"/>
    </style:style>
    <style:style style:name="T90" style:family="text">
      <style:text-properties officeooo:rsid="017107c6"/>
    </style:style>
    <style:style style:name="T91" style:family="text">
      <style:text-properties officeooo:rsid="01775415"/>
    </style:style>
    <style:style style:name="T92" style:family="text">
      <style:text-properties officeooo:rsid="017ad915"/>
    </style:style>
    <style:style style:name="T93" style:family="text">
      <style:text-properties officeooo:rsid="017dafe5"/>
    </style:style>
    <style:style style:name="T94" style:family="text">
      <style:text-properties officeooo:rsid="017df1c7"/>
    </style:style>
    <style:style style:name="T95" style:family="text">
      <style:text-properties officeooo:rsid="017e0cc5"/>
    </style:style>
    <style:style style:name="T96" style:family="text">
      <style:text-properties officeooo:rsid="018449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cv<text:span text:style-name="T65">256</text:span>@minorgordon.net</text:p>
            <text:p text:style-name="P48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0"/>
            <text:p text:style-name="P11">Tulsa, OK <text:span text:style-name="T76">74114</text:span></text:p>
          </table:table-cell>
        </table:table-row>
      </table:table>
      <text:p text:style-name="P6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41"><text:span text:style-name="T88">Summary</text:span> </text:p>
          </table:table-cell>
        </table:table-row>
        <table:table-row>
          <table:table-cell table:style-name="Table3.A1" office:value-type="string">
            <text:p text:style-name="P104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7734755939047750943" text:style-name="L1">
              <text:list-item>
                <text:p text:style-name="P109"><text:span text:style-name="T2">c</text:span><text:span text:style-name="T1">omplex web sites and web applications</text:span>, such as custom dashboards;</text:p>
              </text:list-item>
              <text:list-item>
                <text:p text:style-name="P109"><text:span text:style-name="T2">s</text:span><text:span text:style-name="T1">oftware-as-a-service (SaaS)</text:span> <text:span text:style-name="T1">implementations</text:span>; <text:span text:style-name="T89">and</text:span></text:p>
              </text:list-item>
              <text:list-item>
                <text:p text:style-name="P109"><text:span text:style-name="T2">p</text:span><text:span text:style-name="T1">rogramming tools</text:span>, such as compilers <text:span text:style-name="T90">and runtimes</text:span> for domain-specific languages.</text:p>
              </text:list-item>
            </text:list>
          </table:table-cell>
        </table:table-row>
      </table:table>
      <text:p text:style-name="P5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2"/>
          </table:table-cell>
          <table:table-cell table:style-name="Education.A1" office:value-type="string">
            <text:p text:style-name="P79">Education</text:p>
          </table:table-cell>
        </table:table-row>
        <table:table-row>
          <table:table-cell table:style-name="Education.A2" office:value-type="float" office:value="2009">
            <text:p text:style-name="P15">2009</text:p>
          </table:table-cell>
          <table:table-cell table:style-name="Education.A1" office:value-type="string">
            <text:p text:style-name="P90"><text:span text:style-name="T1">Ph.D., Computer Science</text:span><text:span text:style-name="T3">,</text:span><text:span text:style-name="T1"> </text:span>University of Cambridge</text:p>
            <text:list xml:id="list4386335036166740994" text:style-name="L2">
              <text:list-item>
                <text:p text:style-name="P131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15">2005</text:p>
          </table:table-cell>
          <table:table-cell table:style-name="Education.A1" office:value-type="string">
            <text:p text:style-name="P90"><text:span text:style-name="T1">Diplom Informatiker</text:span><text:span text:style-name="T3">,</text:span><text:span text:style-name="T1"> </text:span>Technische Universität Berlin</text:p>
            <text:list xml:id="list1829662037274435459" text:style-name="L3">
              <text:list-item>
                <text:p text:style-name="P132"><text:span text:style-name="T6">Diplomarbeit: </text:span><text:a xlink:type="simple" xlink:href="http://kbs.cs.tu-berlin.de/theses/diplomarbeiten/da_abgeschlossen/gordon.htm" text:style-name="Internet_20_link" text:visited-style-name="Visited_20_Internet_20_Link"><text:span text:style-name="T10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15">2003</text:p>
          </table:table-cell>
          <table:table-cell table:style-name="Education.A1" office:value-type="string">
            <text:p text:style-name="P9"><text:span text:style-name="T1">B.Sc., Computer Science</text:span><text:span text:style-name="T3">,</text:span><text:span text:style-name="T1"> </text:span>Oklahoma State University <text:span text:style-name="T92">Tulsa</text:span></text:p>
          </table:table-cell>
        </table:table-row>
      </table:table>
      <text:p text:style-name="P1"/>
      <text:p text:style-name="P4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79">Commercial Projects</text:p>
          </table:table-cell>
        </table:table-row>
        <table:table-row>
          <table:table-cell table:style-name="WorkExperience.A1" office:value-type="string">
            <text:p text:style-name="P47"><text:span text:style-name="T83">6/2017</text:span> – <text:span text:style-name="T77">ongoing</text:span></text:p>
            <text:p text:style-name="P87">Part-time</text:p>
          </table:table-cell>
          <table:table-cell table:style-name="WorkExperience.A1" office:value-type="string">
            <text:p text:style-name="P71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7"><text:span text:style-name="T74">Columbia University</text:span><text:span text:style-name="T70"> / </text:span><text:span text:style-name="T73">New York, NY USA and remote</text:span></text:p>
            <text:p text:style-name="P58">Motivated Cognition is a psychology research experiment investigating the effects of cognitive bias <text:span text:style-name="T93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85"><text:span text:style-name="T79">Created a complete web application from a high-level specification, using TypeScript, Bootstrap, Knockout.js, and webpack on the frontend; Java with micro</text:span>services, <text:span text:style-name="T82">YAML configuration, and MongoDB persistence on the backend; Jenkins continuous integration; and Docker deployment</text:span></text:p>
            <text:p text:style-name="P86">G<text:span text:style-name="T80">enerated code for models and services in TypeScript and Java</text:span></text:p>
            <text:p text:style-name="P73">Integrated <text:span text:style-name="T81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6"><text:span text:style-name="T61">4</text:span>/201<text:span text:style-name="T69">6</text:span> – <text:span text:style-name="T77">ongoing</text:span></text:p>
            <text:p text:style-name="P39">Part-time</text:p>
          </table:table-cell>
          <table:table-cell table:style-name="WorkExperience.A1" office:value-type="string">
            <text:p text:style-name="P71"><text:span text:style-name="T24">F</text:span><text:span text:style-name="T20">ull-stack development for Polygon Analytics</text:span></text:p>
            <text:p text:style-name="P57"><text:span text:style-name="T71">Polygon Analytics Ltd.</text:span><text:span text:style-name="T70"> / </text:span><text:span text:style-name="T72">Edinburgh</text:span><text:span text:style-name="T70">, </text:span><text:span text:style-name="T71">UK</text:span><text:span text:style-name="T70"> </text:span><text:span text:style-name="T73">(</text:span><text:span text:style-name="T70">remote </text:span><text:span text:style-name="T73">only)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2"><text:span text:style-name="T75">Designed and implemented proprietary software </text:span>in <text:span text:style-name="T78">C++</text:span> and P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2">9/2014 – ongoing</text:p>
            <text:p text:style-name="P37">Part-time</text:p>
          </table:table-cell>
          <table:table-cell table:style-name="WorkExperience.A1" office:value-type="string">
            <text:p text:style-name="P96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89">New York, NY USA and remote</text:p>
            <text:p text:style-name="P100"><text:span text:style-name="T52">Notablist indexes millions of email newsletters from hundreds of thousands of publishers and provides </text:span><text:span text:style-name="T53">both a search interface </text:span><text:span text:style-name="T52">and real-time change alerts to users.</text:span></text:p>
          </table:table-cell>
        </table:table-row>
        <table:table-row>
          <table:table-cell table:style-name="WorkExperience.A1" office:value-type="string">
            <text:p text:style-name="P98">Activities</text:p>
          </table:table-cell>
          <table:table-cell table:style-name="WorkExperience.A1" office:value-type="string">
            <text:p text:style-name="P76"><text:span text:style-name="T59">Backend p</text:span><text:span text:style-name="T55">rototyping in Python</text:span>:</text:p>
            <text:list xml:id="list155126431261257" text:continue-list="list7734755939047750943" text:style-name="L1">
              <text:list-item>
                <text:p text:style-name="P122"><text:span text:style-name="T41">Classified signup responses and mapped form inputs </text:span>using numpy/scipy/scikit-learn</text:p>
              </text:list-item>
            </text:list>
            <text:p text:style-name="P68"><text:span text:style-name="T59">Backend p</text:span><text:span text:style-name="T55">roduction rewrite in Java</text:span>:</text:p>
            <text:list xml:id="list155128449102312" text:continue-numbering="true" text:style-name="L1">
              <text:list-item>
                <text:p text:style-name="P110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0"><text:span text:style-name="T39">Implemented </text:span>Guice-injected Java <text:span text:style-name="T46">micro-</text:span>service<text:span text:style-name="T39">s </text:span>that encapsulated MongoDB collections; ElasticSearch indices; <text:span text:style-name="T47">Redis databases; S3 buckets; </text:span>screenshotting <text:span text:style-name="T39">and signups </text:span>with Selenium; <text:span text:style-name="T47">SpamAssassin checking; logstash queries; Stripe integration; Drip (CRM) integration; MailChimp, SparkPost, and SendGrid </text:span><text:soft-page-break/><text:span text:style-name="T47">transactional email posting; etcd locking; DNS and whois querying and parsing; DMOZ category and Alexa and Quantcast rank lookups</text:span></text:p>
              </text:list-item>
              <text:list-item>
                <text:p text:style-name="P111">Designed and implemented <text:span text:style-name="T49">a scalable distributed system</text:span> for <text:span text:style-name="T48">processing</text:span> Common Crawl WARC records and submitting newsletter signups</text:p>
              </text:list-item>
              <text:list-item>
                <text:p text:style-name="P112"><text:span text:style-name="T44">Created</text:span> <text:span text:style-name="T45">administrative</text:span> user interface in Vaadin</text:p>
              </text:list-item>
              <text:list-item>
                <text:p text:style-name="P113">Set up Jenkins continuous integration</text:p>
              </text:list-item>
              <text:list-item>
                <text:p text:style-name="P114"><text:span text:style-name="T86">Deployed with </text:span>Docker+Compose on real hardware</text:p>
              </text:list-item>
            </text:list>
            <text:p text:style-name="P77"><text:span text:style-name="T60">Frontend</text:span>:</text:p>
            <text:list xml:id="list155128165163046" text:continue-numbering="true" text:style-name="L1">
              <text:list-item>
                <text:p text:style-name="P115">Assumed responsibility for <text:span text:style-name="T94">a </text:span>three year-old Bootstrap+Backbone.js+Marionette.js code base in JavaScript</text:p>
              </text:list-item>
              <text:list-item>
                <text:p text:style-name="P115">Incrementally migrated code from JavaScript to TypeScript</text:p>
              </text:list-item>
              <text:list-item>
                <text:p text:style-name="P115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7/2012 – ongoing</text:p>
            <text:p text:style-name="P30">Full-time then part-time</text:p>
          </table:table-cell>
          <table:table-cell table:style-name="WorkExperience.A1" office:value-type="string">
            <text:p text:style-name="P94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8">product suite</text:span></text:p>
            <text:p text:style-name="P82">Tronics Software LLC / Stirling, NJ USA <text:span text:style-name="T40">and remote</text:span></text:p>
            <text:p text:style-name="P64">TeraScribe and TeraScript Server are a visual development environment and server-based runtime for <text:s/>TeraScript Action Files (TAFs), TeraScript Class Files (TCFs), and the TeraScript Markup Language (TML). <text:span text:style-name="T5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9">Activities</text:p>
          </table:table-cell>
          <table:table-cell table:style-name="WorkExperience.A1" office:value-type="string">
            <text:p text:style-name="P78"><text:span text:style-name="T55">TeraScript </text:span><text:span text:style-name="T56">Server </text:span><text:span text:style-name="T55">8</text:span>:</text:p>
            <text:p text:style-name="P61">Rewrote TeraScript 7 in Java while maintaining strict backwards compatibility:</text:p>
            <text:list xml:id="list155127039773563" text:continue-numbering="true" text:style-name="L1">
              <text:list-item>
                <text:p text:style-name="P116">ANTLR-based compilers for <text:span text:style-name="T51">TML</text:span> and associated little languages</text:p>
              </text:list-item>
              <text:list-item>
                <text:p text:style-name="P116">Tree interpreters for TML, <text:span text:style-name="T51">TAF, and TCF</text:span></text:p>
              </text:list-item>
              <text:list-item>
                <text:p text:style-name="P118">Versioned OSGi <text:span text:style-name="T30">bundles with Maven and Apache Felix</text:span></text:p>
              </text:list-item>
              <text:list-item>
                <text:p text:style-name="P117">Library of standard functions, <text:span text:style-name="T31">primitive types, and collections</text:span> with extensive unit tests</text:p>
              </text:list-item>
            </text:list>
            <text:p text:style-name="P75"><text:span text:style-name="T55">TeraScript </text:span><text:span text:style-name="T56">Server </text:span><text:span text:style-name="T55">7</text:span> (formerly Witango <text:span text:style-name="T32">Server</text:span>):</text:p>
            <text:p text:style-name="P52">Reorganized, cleaned up, and modernized a 17-year-old C++ code base and addressed numerous bugs and feature requests for the server's first major release in over two years; <text:span text:style-name="T35">now in maintenance releases</text:span></text:p>
            <text:p text:style-name="P52">Eliminated diverging platform-specific build systems (on Win32, Linux, and OS X) in favor of CMake and ported the code base to Win64 using Visual C++ 2012</text:p>
            <text:p text:style-name="P52">Designed and implemented a SQL generator that visits dialect-specific trees of SQL-99 constructs</text:p>
            <text:p text:style-name="P62"><text:span text:style-name="T57">TeraScribe 8</text:span>:</text:p>
            <text:p text:style-name="P53">Reorganized <text:span text:style-name="T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3"><text:span text:style-name="T58">Subcontracting</text:span>:</text:p>
            <text:p text:style-name="P54">Debugged production installations of TeraScript Server 7 and 8</text:p>
            <text:p text:style-name="P5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5"><text:span text:style-name="T61">4</text:span>/201<text:span text:style-name="T67">7</text:span> – <text:span text:style-name="T67">5</text:span>/201<text:span text:style-name="T67">7</text:span></text:p>
            <text:p text:style-name="P38">Part-time</text:p>
          </table:table-cell>
          <table:table-cell table:style-name="WorkExperience.A1" office:value-type="string">
            <text:p text:style-name="P69">Drug name comparison project</text:p>
            <text:p text:style-name="P56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9">Implemented Kondrak‘s phonetic alignment and similarity algorithm (ALINE) <text:span text:style-name="T68">and a bigram-based orthographic algorithm (BI-SIM) </text:span>as a PostgreSQL C extension</text:p>
            <text:p text:style-name="P67"><text:span text:style-name="T95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44"><text:span text:style-name="T61">4</text:span>/2014 – <text:span text:style-name="T62">7</text:span>/2014</text:p>
            <text:p text:style-name="P29">Part-time</text:p>
          </table:table-cell>
          <table:table-cell table:style-name="WorkExperience.A1" office:value-type="string">
            <text:p text:style-name="P70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6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22">Activities</text:p>
          </table:table-cell>
          <table:table-cell table:style-name="WorkExperience.A1" office:value-type="string">
            <text:p text:style-name="P65">Created a command-line <text:span text:style-name="T63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3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43">3/2013 – 7/2013</text:p>
            <text:p text:style-name="P28"><text:soft-page-break/>Part-time</text:p>
          </table:table-cell>
          <table:table-cell table:style-name="WorkExperience.A1" office:value-type="string">
            <text:p text:style-name="P94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5"><text:soft-page-break/>Txtmrkt LLC / New York, NY USA <text:span text:style-name="T61">and remote</text:span></text:p>
          </table:table-cell>
        </table:table-row>
        <table:table-row>
          <table:table-cell table:style-name="WorkExperience.A1" office:value-type="string">
            <text:p text:style-name="P20">Activities</text:p>
          </table:table-cell>
          <table:table-cell table:style-name="WorkExperience.A1" office:value-type="string">
            <text:p text:style-name="P84">Designed and implemented a Model-View-Controller-based Java web application with Guice-injected <text:span text:style-name="T79">micro</text:span>services backed by Amazon S3</text:p>
            <text:p text:style-name="P84">Authenticated and authorized users with Shiro</text:p>
            <text:p text:style-name="P6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12">12/2011 – 6/2012</text:p>
            <text:p text:style-name="P31">Full-time</text:p>
          </table:table-cell>
          <table:table-cell table:style-name="WorkExperience.A1" office:value-type="string">
            <text:p text:style-name="P94">Haystack: performance monitoring platform for online businesses</text:p>
            <text:p text:style-name="P82">GrokIO LLC / New York, NY USA</text:p>
          </table:table-cell>
        </table:table-row>
        <table:table-row>
          <table:table-cell table:style-name="WorkExperience.A1" office:value-type="string">
            <text:p text:style-name="P19">Activities</text:p>
          </table:table-cell>
          <table:table-cell table:style-name="WorkExperience.A1" office:value-type="string">
            <text:p text:style-name="P51">Designed an agent (Python) and manager (Java with Spring Security+MVC and Guice) architecture for gathering, storing, and querying time series data and metadata</text:p>
            <text:list xml:id="list3731693919113715205" text:style-name="L4">
              <text:list-header>
                <text:p text:style-name="P124">Implemented time series databases from scratch using relational tables and memory-mapped files</text:p>
                <text:p text:style-name="P123">Wrote RFC 3986 grammar-based URL and URN parsers using Ragel (Java) and pyparsing (Python)</text:p>
                <text:p text:style-name="P123">Generated service interfaces in Java and Python with custom Protocol Buffers compiler plugins</text:p>
              </text:list-header>
            </text:list>
            <text:p text:style-name="P60">Coded agent plugins in Java and Python for discovering and fetching metric metadata and data:</text:p>
            <text:list xml:id="list155127412092190" text:continue-numbering="true" text:style-name="L4">
              <text:list-item>
                <text:p text:style-name="P119">Open source monitoring systems: Nagios, Ganglia, collectl, Graphite</text:p>
              </text:list-item>
              <text:list-item>
                <text:p text:style-name="P119">Open source server software: Apache httpd, nginx, MySQL, memcached, MongoDB, JMX</text:p>
              </text:list-item>
              <text:list-item>
                <text:p text:style-name="P119">Platform interfaces: procfs, sysctl, WMI, SNMP</text:p>
              </text:list-item>
              <text:list-item>
                <text:p text:style-name="P119">Third party APIs: Google Analytics, MailChimp, Spring Social, Amazon CloudWatch</text:p>
              </text:list-item>
            </text:list>
            <text:p text:style-name="P74">Supervised user experience and graphic designers in Ukraine</text:p>
            <text:p text:style-name="P60">Implemented a client-side user interface with the Google Web Toolkit, starting from wireframes:</text:p>
            <text:list xml:id="list155127136861056" text:continue-numbering="true" text:style-name="L4">
              <text:list-item>
                <text:p text:style-name="P119">Architectural best practices: Model-View-Presenter; event bus; activities and places</text:p>
              </text:list-item>
              <text:list-item>
                <text:p text:style-name="P119">Custom widgets: date time range picker, cell table pager, search box, selection tree</text:p>
              </text:list-item>
              <text:list-item>
                <text:p text:style-name="P119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8/2011 – 12/2011</text:p>
            <text:p text:style-name="P32">Full-time</text:p>
          </table:table-cell>
          <table:table-cell table:style-name="WorkExperience.A1" office:value-type="string">
            <text:p text:style-name="P94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1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3">Activities</text:p>
          </table:table-cell>
          <table:table-cell table:style-name="WorkExperience.A1" office:value-type="string">
            <text:p text:style-name="P83">Designed, implemented, documented, and successfully deployed warehouse integration code in Java (back end) and PHP (administrative front end)</text:p>
            <text:p text:style-name="P82">Wrote a Thrift compiler and targets in Python+pyparsing to generate Java and PHP from Thrift definitions</text:p>
            <text:p text:style-name="P88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5/2011 – 8/2011</text:p>
            <text:p text:style-name="P33">Full-time</text:p>
          </table:table-cell>
          <table:table-cell table:style-name="WorkExperience.A1" office:value-type="string">
            <text:p text:style-name="P94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1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4">Activities</text:p>
            <text:p text:style-name="P14"/>
            <text:p text:style-name="P14"/>
          </table:table-cell>
          <table:table-cell table:style-name="WorkExperience.A1" office:value-type="string">
            <text:p text:style-name="P82">Synthesized a realistic benchmark for front-line web servers from statistical analyses of nginx access logs</text:p>
            <text:p text:style-name="P82">Significantly reduced network bandwidth and latency on <text:s/>production servers with targeted optimizations</text:p>
            <text:p text:style-name="P8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15"/>
          </table:table-cell>
        </table:table-row>
        <table:table-row>
          <table:table-cell table:style-name="WorkExperience.A1" office:value-type="string">
            <text:p text:style-name="P12">10/2010 – 4/2011</text:p>
            <text:p text:style-name="P34">Full-time</text:p>
          </table:table-cell>
          <table:table-cell table:style-name="WorkExperience.A1" office:value-type="string">
            <text:p text:style-name="P94">File I/O library for <text:a xlink:type="simple" xlink:href="http://www.research.ibm.com/x10/" text:style-name="Internet_20_link" text:visited-style-name="Visited_20_Internet_20_Link"><text:span text:style-name="T9">X10</text:span></text:a>, a type-safe, parallel object-oriented language for high-productivity computing</text:p>
            <text:p text:style-name="P81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25">Activities</text:p>
          </table:table-cell>
          <table:table-cell table:style-name="WorkExperience.A1" office:value-type="string">
            <text:p text:style-name="P49">Designed, implemented, <text:s/>tested, and documented a new low-overhead, buffer-based file library for X10:</text:p>
            <text:list xml:id="list155126490612550" text:continue-numbering="true" text:style-name="L4">
              <text:list-item>
                <text:p text:style-name="P125">inspired by POSIX, FUSE, Boost.Filesystem, and Java NIO.2</text:p>
              </text:list-item>
              <text:list-item>
                <text:p text:style-name="P125">X10 and native code for the Java and C++ source-to-source compilation backends</text:p>
              </text:list-item>
              <text:list-item>
                <text:p text:style-name="P125">Scatter/gather I/O, aligned buffers, memory-mapped files, advisory locking</text:p>
                <text:p text:style-name="P128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12"/>
          </table:table-cell>
        </table:table-row>
        <table:table-row table:style-name="WorkExperience.34">
          <table:table-cell table:style-name="WorkExperience.A1" office:value-type="string">
            <text:p text:style-name="P12">1/2009 – 7/2010</text:p>
            <text:p text:style-name="P35">Full-time</text:p>
          </table:table-cell>
          <table:table-cell table:style-name="WorkExperience.A1" office:value-type="string">
            <text:p text:style-name="P94"><text:a xlink:type="simple" xlink:href="http://www.nec.com/de/en/prod/solutions/hpc-solutions/lxfs/" text:style-name="Internet_20_link" text:visited-style-name="Visited_20_Internet_20_Link"><text:span text:style-name="T9">LXFS</text:span></text:a>: fast and reliable data storage for High-Performance Computing clusters</text:p>
            <text:p text:style-name="P81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26">Activities</text:p>
          </table:table-cell>
          <table:table-cell table:style-name="WorkExperience.A1" office:value-type="string">
            <text:p text:style-name="P127">Wrote Python and bash scripts for configuring, deploying, and administrating LXFS installations: Lustre and lnet configuration (MGS, MDS, OSS, clients); <text:span text:style-name="T96">r</text:span>edundant NFS exports; Nagios, Ganglia, and collectl monitoring; <text:soft-page-break/>Heartbeat/Linux-HA services for failover; Promise RAID devices; <text:span text:style-name="T96">n</text:span>etwork interfaces (Infiniband, bonded Ethernet)</text:p>
            <text:list xml:id="list8617842122909971606" text:style-name="L5">
              <text:list-header>
                <text:p text:style-name="P129">Finished two major LXFS releases, used in numerous deployments</text:p>
                <text:p text:style-name="P120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0"/>
          </table:table-cell>
        </table:table-row>
        <table:table-row>
          <table:table-cell table:style-name="WorkExperience.A1" office:value-type="string">
            <text:p text:style-name="P12">1/2009 – 7/2010</text:p>
            <text:p text:style-name="P36">Full-time</text:p>
          </table:table-cell>
          <table:table-cell table:style-name="WorkExperience.A1" office:value-type="string">
            <text:p text:style-name="P90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2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49">Designed, implemented, and tested the XtreemFS userspace client:</text:p>
            <text:list xml:id="list6468647466582448343" text:style-name="L6">
              <text:list-item>
                <text:p text:style-name="P126">FUSE and Dokan (Windows FUSE-like library) interfaces</text:p>
              </text:list-item>
              <text:list-item>
                <text:p text:style-name="P126">Multiple pipelined ONC-RPC streams to a a single server</text:p>
              </text:list-item>
              <text:list-item>
                <text:p text:style-name="P126">Staged, event-driven concurrency for robust performance under load</text:p>
              </text:list-item>
              <text:list-item>
                <text:p text:style-name="P126">Close-to-open file caching with per-file page sizes</text:p>
              </text:list-item>
              <text:list-item>
                <text:p text:style-name="P126">Automatic failover between file replicas on timeout</text:p>
              </text:list-item>
              <text:list-item>
                <text:p text:style-name="P126">Heavily benchmarked under different I/O loads (iobench, dbench, metadata benchmarks)</text:p>
                <text:p text:style-name="P130">Finished two major XtreemFS releases, both used in production</text:p>
                <text:p text:style-name="P121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5" office:value-type="string">
            <text:p text:style-name="P80">Teaching Experience</text:p>
          </table:table-cell>
        </table:table-row>
        <table:table-row>
          <table:table-cell table:style-name="Table2.A3" office:value-type="string">
            <text:p text:style-name="P16">2/2014 – 4/2014</text:p>
          </table:table-cell>
          <table:table-cell table:style-name="Table2.B5" office:value-type="string">
            <text:p text:style-name="P135"><text:span text:style-name="T36">Two sections of </text:span>„<text:span text:style-name="T29">SQL Fundamentals“ and „Python fundamentals“ workshops for 47 (total) Ph.D. students and post-doctoral researchers in the natural sciences</text:span></text:p>
            <text:p text:style-name="P93">Iowa State University / Ames, IA USA</text:p>
          </table:table-cell>
        </table:table-row>
        <table:table-row>
          <table:table-cell table:style-name="Table2.A3" office:value-type="string">
            <text:p text:style-name="P16"/>
          </table:table-cell>
          <table:table-cell table:style-name="Table2.B5" office:value-type="string">
            <text:p text:style-name="P91"/>
          </table:table-cell>
        </table:table-row>
        <table:table-row>
          <table:table-cell table:style-name="Table2.A5" office:value-type="string">
            <text:p text:style-name="P18">2002 – 2004</text:p>
          </table:table-cell>
          <table:table-cell table:style-name="Table2.B5" office:value-type="string">
            <text:p text:style-name="P133">Technical supervision of 10 Masters' theses in the U.S. and Poland</text:p>
            <text:p text:style-name="P95">Oklahoma State University / Tulsa, OK USA</text:p>
          </table:table-cell>
        </table:table-row>
        <table:table-row>
          <table:table-cell table:style-name="Table2.A5" office:value-type="string">
            <text:p text:style-name="P18"/>
          </table:table-cell>
          <table:table-cell table:style-name="Table2.B5" office:value-type="string">
            <text:p text:style-name="P95"/>
          </table:table-cell>
        </table:table-row>
        <table:table-row table:style-name="Table2.6">
          <table:table-cell table:style-name="Table2.A6" office:value-type="string">
            <text:p text:style-name="P17">1/2002 – 3/2002</text:p>
          </table:table-cell>
          <table:table-cell table:style-name="Table2.B6" office:value-type="string">
            <text:p text:style-name="P134">Mathematics <text:span text:style-name="T37">tutoring</text:span> for 6th and 7th graders</text:p>
            <text:p text:style-name="P92">Tulsa Public Schools / Tulsa, OK USA</text:p>
          </table:table-cell>
        </table:table-row>
      </table:table>
      <text:p text:style-name="P137"/>
      <text:p text:style-name="P13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3"/>
          </table:table-cell>
          <table:table-cell table:style-name="Table4.A1" office:value-type="string">
            <text:p text:style-name="P140"><text:span text:style-name="T91">Skills</text:span> </text:p>
          </table:table-cell>
        </table:table-row>
        <table:table-row>
          <table:table-cell table:style-name="Table4.A1" office:value-type="string">
            <text:p text:style-name="P103">Languages</text:p>
          </table:table-cell>
          <table:table-cell table:style-name="Table4.A1" office:value-type="string">
            <text:p text:style-name="P108">English (native); German (fluent)</text:p>
          </table:table-cell>
        </table:table-row>
        <table:table-row>
          <table:table-cell table:style-name="Table4.A1" office:value-type="string">
            <text:p text:style-name="P103">Programming</text:p>
          </table:table-cell>
          <table:table-cell table:style-name="Table4.A1" office:value-type="string">
            <text:p text:style-name="P108">Java; <text:span text:style-name="T34">Python; TypeScript; </text:span>C++; <text:span text:style-name="T87">C; </text:span>SQL; <text:span text:style-name="T66">C#; </text:span>JavaScript</text:p>
          </table:table-cell>
        </table:table-row>
        <table:table-row>
          <table:table-cell table:style-name="Table4.A1" office:value-type="string">
            <text:p text:style-name="P103">Frameworks</text:p>
          </table:table-cell>
          <table:table-cell table:style-name="Table4.A1" office:value-type="string">
            <text:p text:style-name="P108">Thrift; Protobufs; Guice; <text:span text:style-name="T33">Guava;</text:span> Shiro; jQuery; <text:span text:style-name="T42">Bootstrap; Knockout.js; Backbone.js</text:span></text:p>
          </table:table-cell>
        </table:table-row>
        <table:table-row>
          <table:table-cell table:style-name="Table4.A1" office:value-type="string">
            <text:p text:style-name="P103">Databases</text:p>
          </table:table-cell>
          <table:table-cell table:style-name="Table4.A1" office:value-type="string">
            <text:p text:style-name="P108"><text:span text:style-name="T38">ElasticSearch; </text:span>MongoDB; <text:span text:style-name="T38">Redis; SQLite; H2; SQL Server</text:span></text:p>
          </table:table-cell>
        </table:table-row>
        <table:table-row>
          <table:table-cell table:style-name="Table4.A1" office:value-type="string">
            <text:p text:style-name="P103">Platforms</text:p>
          </table:table-cell>
          <table:table-cell table:style-name="Table4.A1" office:value-type="string">
            <text:p text:style-name="P108">Windows; Debian- <text:span text:style-name="T85">and</text:span> RedHat-based Linux; OS X</text:p>
          </table:table-cell>
        </table:table-row>
        <table:table-row>
          <table:table-cell table:style-name="Table4.A1" office:value-type="string">
            <text:p text:style-name="P103">IDEs and tool<text:span text:style-name="T43">s</text:span></text:p>
          </table:table-cell>
          <table:table-cell table:style-name="Table4.A1" office:value-type="string">
            <text:p text:style-name="P108"><text:span text:style-name="T84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103">Revision control</text:p>
          </table:table-cell>
          <table:table-cell table:style-name="Table4.A1" office:value-type="string">
            <text:p text:style-name="P108">Git; Subversion</text:p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402in" fo:margin-bottom="0.2402in" fo:margin-left="0.2402in" fo:margin-right="0.24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6T15:51:26.085000000</dc:date>
    <meta:editing-duration>P1DT9H55M4S</meta:editing-duration>
    <meta:editing-cycles>848</meta:editing-cycles>
    <meta:generator>LibreOffice/5.2.4.2$Windows_X86_64 LibreOffice_project/3d5603e1122f0f102b62521720ab13a38a4e0eb0</meta:generator>
    <dc:title>Minor E. Gordon, Ph.D. - Curriculum Vitae</dc:title>
    <meta:document-statistic meta:table-count="6" meta:image-count="0" meta:object-count="0" meta:page-count="4" meta:paragraph-count="188" meta:word-count="1569" meta:character-count="11269" meta:non-whitespace-character-count="9910"/>
  </office:meta>
</office:document-meta>
</file>